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268b8" officeooo:paragraph-rsid="000268b8" style:font-weight-asian="bold" style:font-weight-complex="bold"/>
    </style:style>
    <style:style style:name="P2" style:family="paragraph" style:parent-style-name="Standard">
      <style:text-properties fo:font-weight="normal" officeooo:rsid="000268b8" officeooo:paragraph-rsid="000268b8" style:font-weight-asian="normal" style:font-weight-complex="normal"/>
    </style:style>
    <style:style style:name="P3" style:family="paragraph" style:parent-style-name="Standard">
      <style:text-properties fo:font-weight="normal" officeooo:rsid="00046053" officeooo:paragraph-rsid="000268b8"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46053" style:font-weight-asian="normal" style:font-weight-complex="normal"/>
    </style:style>
    <style:style style:name="T3" style:family="text">
      <style:text-properties fo:font-weight="normal" officeooo:rsid="00055c0b"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STEO</text:p>
      <text:p text:style-name="P1"/>
      <text:p text:style-name="P1">Feedback Melany (ha jugado Wizard’s Unite): <text:span text:style-name="T1">le gusta la estructura del sitio, lo encuentra informativo, sient</text:span><text:span text:style-name="T3">e</text:span><text:span text:style-name="T1"> que falta información para ser útil para los jugadores. Siente que los títulos deberían estar mejor centrados y que la fuente de las frases laterales es muy pequeña en ambas versiones. Dice que el menú de Profesiones no funciona.</text:span></text:p>
      <text:p text:style-name="P2"/>
      <text:p text:style-name="P1">Feeback Carolina (no ha jugado Wizard’s Unite, pero le gusta HP y es UX): <text:span text:style-name="T1">le parece cómoda la estructura del sitio, en un principio no entendía la elección de los colores, pero cuando supo que era por el sitio web oficial, los encontró adecuados. Dice que hay problemas con el menú </text:span><text:span text:style-name="T2">y que la frase del lateral es demasiado pequeña.</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7T07:58:42.412562966</meta:creation-date>
    <dc:date>2020-04-28T13:04:30.811406434</dc:date>
    <meta:editing-duration>PT2H53M53S</meta:editing-duration>
    <meta:editing-cycles>3</meta:editing-cycles>
    <meta:generator>LibreOffice/6.1.6.3$Linux_X86_64 LibreOffice_project/10$Build-3</meta:generator>
    <meta:document-statistic meta:table-count="0" meta:image-count="0" meta:object-count="0" meta:page-count="1" meta:paragraph-count="3" meta:word-count="116" meta:character-count="676" meta:non-whitespace-character-count="563"/>
  </office:meta>
</office:document-meta>
</file>